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8c1a" officeooo:paragraph-rsid="001e8c1a"/>
    </style:style>
    <style:style style:name="P2" style:family="paragraph" style:parent-style-name="Standard">
      <style:text-properties officeooo:rsid="001fd208" officeooo:paragraph-rsid="001fd208"/>
    </style:style>
    <style:style style:name="P3" style:family="paragraph" style:parent-style-name="Standard">
      <style:text-properties officeooo:rsid="0020f208" officeooo:paragraph-rsid="0020f208"/>
    </style:style>
    <style:style style:name="P4" style:family="paragraph" style:parent-style-name="Standard">
      <style:text-properties officeooo:rsid="00210886" officeooo:paragraph-rsid="00210886"/>
    </style:style>
    <style:style style:name="P5" style:family="paragraph" style:parent-style-name="Standard">
      <style:text-properties officeooo:rsid="0022bc73" officeooo:paragraph-rsid="0022bc73"/>
    </style:style>
    <style:style style:name="P6" style:family="paragraph" style:parent-style-name="Standard" style:list-style-name="L1">
      <style:text-properties officeooo:rsid="001e8c1a" officeooo:paragraph-rsid="001e8c1a"/>
    </style:style>
    <style:style style:name="P7" style:family="paragraph" style:parent-style-name="Standard" style:list-style-name="L1">
      <style:text-properties officeooo:rsid="001fd208" officeooo:paragraph-rsid="001fd208"/>
    </style:style>
    <style:style style:name="P8" style:family="paragraph" style:parent-style-name="Standard" style:list-style-name="L2">
      <style:text-properties officeooo:rsid="001fd208" officeooo:paragraph-rsid="001fd208"/>
    </style:style>
    <style:style style:name="P9" style:family="paragraph" style:parent-style-name="Standard" style:list-style-name="L1">
      <style:text-properties officeooo:rsid="00260ece" officeooo:paragraph-rsid="00260ece"/>
    </style:style>
    <style:style style:name="P10" style:family="paragraph" style:parent-style-name="Standard" style:list-style-name="L3">
      <style:text-properties officeooo:rsid="0022bc73" officeooo:paragraph-rsid="0022bc73"/>
    </style:style>
    <style:style style:name="P11" style:family="paragraph" style:parent-style-name="Standard" style:list-style-name="L3">
      <style:text-properties officeooo:rsid="0022fb6d" officeooo:paragraph-rsid="0022fb6d"/>
    </style:style>
    <style:style style:name="P12" style:family="paragraph" style:parent-style-name="Standard" style:list-style-name="L3">
      <style:text-properties fo:language="en" fo:country="US" officeooo:rsid="00269757" officeooo:paragraph-rsid="00269757"/>
    </style:style>
    <style:style style:name="P13" style:family="paragraph" style:parent-style-name="Standard" style:list-style-name="L3">
      <style:text-properties fo:language="en" fo:country="US" officeooo:rsid="00294d57" officeooo:paragraph-rsid="00294d57"/>
    </style:style>
    <style:style style:name="T1" style:family="text">
      <style:text-properties officeooo:rsid="0028ed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ane Aduit Tahoe notes</text:p>
      <text:p text:style-name="P1"/>
      <text:p text:style-name="P1">Bugs</text:p>
      <text:list text:style-name="L1">
        <text:list-item>
          <text:p text:style-name="P6">I deleted the backstep function. Recover it from github</text:p>
        </text:list-item>
        <text:list-item>
          <text:p text:style-name="P6">Half golem always breaks 2 limbs on first hit</text:p>
        </text:list-item>
        <text:list-item>
          <text:p text:style-name="P7">UI shrinks on hi res monitor 吧</text:p>
        </text:list-item>
        <text:list-item>
          <text:p text:style-name="P9">kill lightning orb with knife heavy</text:p>
        </text:list-item>
      </text:list>
      <text:p text:style-name="P1"/>
      <text:p text:style-name="P2">Changes</text:p>
      <text:list text:style-name="L2">
        <text:list-item>
          <text:p text:style-name="P8">Rework lantern</text:p>
        </text:list-item>
        <text:list-item>
          <text:p text:style-name="P8">speed up sword?</text:p>
        </text:list-item>
      </text:list>
      <text:p text:style-name="P2"/>
      <text:p text:style-name="P2"/>
      <text:p text:style-name="P2"/>
      <text:p text:style-name="P3">Fix mirror cloak</text:p>
      <text:p text:style-name="P4">change how ring stagger is coded. <text:span text:style-name="T1">Put more into knockback function</text:span></text:p>
      <text:p text:style-name="P4"/>
      <text:p text:style-name="P5">change notes</text:p>
      <text:list xml:id="list2269767852" text:style-name="L3">
        <text:list-item>
          <text:p text:style-name="P10">Split up more scripts</text:p>
        </text:list-item>
        <text:list-item>
          <text:p text:style-name="P10">Changed step with attack so it won’t take you into the fire</text:p>
        </text:list-item>
        <text:list-item>
          <text:p text:style-name="P11">improved main menu</text:p>
        </text:list-item>
        <text:list-item>
          <text:p text:style-name="P12">reworked all menu ui</text:p>
        </text:list-item>
        <text:list-item>
          <text:p text:style-name="P13">reworked fire swordsman charge indicator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07:47:16.795000000</meta:creation-date>
    <dc:date>2023-07-14T17:44:00.443000000</dc:date>
    <meta:editing-duration>PT3H4M47S</meta:editing-duration>
    <meta:editing-cycles>12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7" meta:word-count="97" meta:character-count="492" meta:non-whitespace-character-count="423"/>
  </office:meta>
</office:document-meta>
</file>